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b745" officeooo:paragraph-rsid="0007b74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ea8d" officeooo:paragraph-rsid="0009ea8d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7b745" officeooo:paragraph-rsid="0007b745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9ea8d" officeooo:paragraph-rsid="0009ea8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9ea8d" officeooo:paragraph-rsid="0007b745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:</text:p>
      <text:p text:style-name="P1"/>
      <text:p text:style-name="P3">Q2)</text:p>
      <text:p text:style-name="P3">Le contenu de ptrc augmente d'un octet car il est de type char.</text:p>
      <text:p text:style-name="P3">Le contenu de ptrn augmente de 4 octets car il est de type int.</text:p>
      <text:p text:style-name="P3"/>
      <text:p text:style-name="P3">La valeur prise par ptrc est 'j' car on affiche le 4éme elements du tableau , de base * ptrc affiche le 1<text:span text:style-name="T1">er</text:span> élement du tableau 'b' apres l'incrémentation *ptrc affiche le 2éme élement du tableau 'o' apres cela on a fait un +2 donc *ptrc pointe vers le 4éme élement du tableau 'j'.</text:p>
      <text:p text:style-name="P3"/>
      <text:p text:style-name="P3">La valeur prise par ptrn est 89 car on affiche le 5éme elements du tableau , de base * ptrn affiche le 1<text:span text:style-name="T1">er</text:span> élement du tableau 515 apres l'incrémentation *ptrn affiche le 2éme élement du tableau 78 apres cela on a fait un +3 donc *ptrn pointe vers le 5éme élement du tableau 89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0:16:50.180381906</meta:creation-date>
    <dc:date>2013-11-22T11:18:19.951264879</dc:date>
    <meta:editing-duration>PT46M55S</meta:editing-duration>
    <meta:editing-cycles>2</meta:editing-cycles>
    <meta:generator>LibreOffice/4.1.1.2$Linux_X86_64 LibreOffice_project/410$Build-2</meta:generator>
    <meta:document-statistic meta:table-count="0" meta:image-count="0" meta:object-count="0" meta:page-count="1" meta:paragraph-count="6" meta:word-count="139" meta:character-count="698" meta:non-whitespace-character-count="565"/>
  </office:meta>
</office:document-meta>
</file>